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" svg:font-family="IBMPlexMono, 'Courier New'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{</text:p>
      <text:p text:style-name="Standard"><text:s text:c="4"/>"id": "9b047401-7255-43ec-b5ac-4f8a16ef3457",</text:p>
      <text:p text:style-name="Standard"><text:s text:c="4"/>"nom": "test",</text:p>
      <text:p text:style-name="Standard"><text:s text:c="4"/>"email": "test@gmail.com"</text:p>
      <text:p text:style-name="Standard">}</text:p>
      <text:p text:style-name="Standard"/>
      <text:p text:style-name="Standard">{</text:p>
      <text:p text:style-name="Standard"><text:s text:c="2"/>"nom": "test",</text:p>
      <text:p text:style-name="Standard"><text:s text:c="2"/>"email": "test@gmail.com"</text:p>
      <text:p text:style-name="Standard">}</text:p>
      <text:p text:style-name="Standard">Je tiens à <text:span text:style-name="T1">te </text:span>remercier sincèrement pour le remboursement que <text:span text:style-name="T1">tu as</text:span> effectué. Je l'ai bien reçu et je vous suis reconnaissante)de la rapidité et du professionnalisme avec lesquels vous avez traité cette situation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" svg:font-family="IBMPlexMono, 'Courier New'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5T18:22:39.541000000</meta:creation-date>
    <dc:date>2024-09-18T14:43:44.610000000</dc:date>
    <meta:editing-duration>PT3H4M48S</meta:editing-duration>
    <meta:editing-cycles>1</meta:editing-cycles>
    <meta:document-statistic meta:table-count="0" meta:image-count="0" meta:object-count="0" meta:page-count="1" meta:paragraph-count="10" meta:word-count="48" meta:character-count="356" meta:non-whitespace-character-count="302"/>
    <meta:generator>LibreOffice/7.1.3.2$Windows_X86_64 LibreOffice_project/47f78053abe362b9384784d31a6e56f8511eb1c1</meta:generator>
  </office:meta>
</office:document-meta>
</file>